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1cm" fo:text-indent="0cm" style:auto-text-indent="false"/>
      <style:text-properties officeooo:paragraph-rsid="001ac81b"/>
    </style:style>
    <style:style style:name="P2" style:family="paragraph" style:parent-style-name="Quotations">
      <style:paragraph-properties fo:margin-left="0cm" fo:margin-right="1cm" fo:text-indent="0cm" style:auto-text-indent="false"/>
      <style:text-properties officeooo:rsid="001ac81b" officeooo:paragraph-rsid="001ac81b"/>
    </style:style>
    <style:style style:name="P3" style:family="paragraph" style:parent-style-name="Quotations">
      <style:paragraph-properties fo:margin-left="0cm" fo:margin-right="1cm" fo:line-height="100%" fo:text-indent="0cm" style:auto-text-indent="false"/>
      <style:text-properties officeooo:rsid="001ac81b" officeooo:paragraph-rsid="001b1d7e"/>
    </style:style>
    <style:style style:name="P4" style:family="paragraph" style:parent-style-name="Quotations">
      <style:paragraph-properties fo:margin-left="0cm" fo:margin-right="1cm" fo:line-height="100%" fo:text-indent="0cm" style:auto-text-indent="false"/>
      <style:text-properties officeooo:paragraph-rsid="001ac81b"/>
    </style:style>
    <style:style style:name="P5" style:family="paragraph" style:parent-style-name="Standard">
      <style:paragraph-properties fo:line-height="100%"/>
      <style:text-properties officeooo:rsid="0019620d" officeooo:paragraph-rsid="0019620d"/>
    </style:style>
    <style:style style:name="P6" style:family="paragraph" style:parent-style-name="Standard">
      <style:paragraph-properties fo:line-height="100%" fo:text-align="center" style:justify-single-word="false"/>
      <style:text-properties fo:font-size="18pt" fo:font-weight="bold" officeooo:rsid="0019620d" officeooo:paragraph-rsid="0019620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19620d" officeooo:paragraph-rsid="001ac81b" style:font-weight-asian="bold" style:font-weight-complex="bold"/>
    </style:style>
    <style:style style:name="P8" style:family="paragraph" style:parent-style-name="Standard">
      <style:paragraph-properties fo:line-height="100%"/>
      <style:text-properties style:text-underline-style="solid" style:text-underline-width="auto" style:text-underline-color="font-color" officeooo:rsid="0019620d" officeooo:paragraph-rsid="0019620d"/>
    </style:style>
    <style:style style:name="P9" style:family="paragraph" style:parent-style-name="Standard">
      <style:paragraph-properties fo:margin-left="0cm" fo:margin-right="1cm" fo:text-indent="0cm" style:auto-text-indent="false"/>
      <style:text-properties style:text-underline-style="solid" style:text-underline-width="auto" style:text-underline-color="font-color" fo:font-weight="bold" officeooo:rsid="0019620d" officeooo:paragraph-rsid="001ac81b" style:font-weight-asian="bold" style:font-weight-complex="bold"/>
    </style:style>
    <style:style style:name="P10" style:family="paragraph" style:parent-style-name="Standard">
      <style:paragraph-properties fo:margin-left="0cm" fo:margin-right="1cm" fo:line-height="100%" fo:text-indent="0cm" style:auto-text-indent="false"/>
      <style:text-properties style:text-underline-style="solid" style:text-underline-width="auto" style:text-underline-color="font-color" fo:font-weight="bold" officeooo:rsid="0019620d" officeooo:paragraph-rsid="001ac81b" style:font-weight-asian="bold" style:font-weight-complex="bold"/>
    </style:style>
    <style:style style:name="P11" style:family="paragraph" style:parent-style-name="Standard">
      <style:paragraph-properties fo:margin-left="0cm" fo:margin-right="1cm" fo:line-height="100%" fo:text-indent="0cm" style:auto-text-indent="false"/>
      <style:text-properties officeooo:paragraph-rsid="001ac81b"/>
    </style:style>
    <style:style style:name="P12" style:family="paragraph" style:parent-style-name="Text_20_body" style:list-style-name="L6">
      <style:paragraph-properties fo:line-height="100%"/>
      <style:text-properties officeooo:paragraph-rsid="0019620d"/>
    </style:style>
    <style:style style:name="P13" style:family="paragraph" style:parent-style-name="Text_20_body">
      <style:paragraph-properties fo:line-height="100%"/>
      <style:text-properties officeooo:paragraph-rsid="0019620d"/>
    </style:style>
    <style:style style:name="P14" style:family="paragraph" style:parent-style-name="Text_20_body" style:list-style-name="L6">
      <style:paragraph-properties fo:margin-top="0cm" fo:margin-bottom="0cm" loext:contextual-spacing="false" fo:line-height="100%"/>
      <style:text-properties officeooo:rsid="0019620d" officeooo:paragraph-rsid="0019620d"/>
    </style:style>
    <style:style style:name="P15" style:family="paragraph" style:parent-style-name="Text_20_body" style:list-style-name="L6">
      <style:paragraph-properties fo:margin-top="0cm" fo:margin-bottom="0cm" loext:contextual-spacing="false" fo:line-height="100%"/>
      <style:text-properties officeooo:paragraph-rsid="0019620d"/>
    </style:style>
    <style:style style:name="T1" style:family="text">
      <style:text-properties officeooo:rsid="0019620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officeooo:rsid="001ac81b" style:font-weight-asian="bold" style:font-weight-complex="bold"/>
    </style:style>
    <style:style style:name="T4" style:family="text">
      <style:text-properties style:text-underline-style="none" fo:font-weight="normal" officeooo:rsid="001ac81b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c81b" style:font-style-asian="italic" style:font-style-complex="italic"/>
    </style:style>
    <style:style style:name="T7" style:family="text">
      <style:text-properties fo:font-style="italic" style:text-underline-style="none" officeooo:rsid="001ac81b" style:font-style-asian="italic" style:font-style-complex="italic"/>
    </style:style>
    <style:style style:name="T8" style:family="text">
      <style:text-properties officeooo:rsid="001ac81b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s bases en Python</text:p>
      <text:p text:style-name="P6"/>
      <text:p text:style-name="P5"/>
      <text:p text:style-name="P10">Exercice 1 :<text:span text:style-name="T2"> le jeu du plus ou moins</text:span></text:p>
      <text:p text:style-name="P10"><text:span text:style-name="T2"/></text:p>
      <text:p text:style-name="P4"><text:span text:style-name="T4">É</text:span>crire une fonction qui prend <text:span text:style-name="T8">2</text:span> <text:span text:style-name="T8">nombres</text:span> en paramètres, et qui affiche, dans l'ordre croissant, tous les nombres impairs se trouvant entre ces deux entiers, inclus. Vous devez afficher ces nombres, en les séparant uniquement d'un espace.</text:p>
      <text:p text:style-name="P3"><text:span text:style-name="T5">Exemple : fonction(42.75, 52.23) doit renvoyer 43 45 47 49 51</text:span></text:p>
      <text:p text:style-name="P3">Indication : commencez peut-être par faire cette fonction pour 2 nombres entiers...</text:p>
      <text:p text:style-name="P4"><text:span text:style-name="T6"/></text:p>
      <text:p text:style-name="P7">Exercice <text:span text:style-name="T8">2</text:span> :<text:span text:style-name="T2"> le jeu du plus ou moins</text:span></text:p>
      <text:p text:style-name="P8"/>
      <text:p text:style-name="P5">Codez le jeu suivant.</text:p>
      <text:p text:style-name="P5">Pour commencer l'ordinateur va choisir au hasard un nombre compris entre 1 et 100.<text:line-break/>L'utilisateur doit alors deviner ce nombre comme ceci :<text:line-break/>L'utilisateur propose un nombre. L'ordinateur lui dit s'il est trop petit ou trop grand, et ainsi de suite jusqu'à ce que l'utilisateur aie trouvé le bon nombre.</text:p>
      <text:p text:style-name="P5">On pourra ajouter en options dans ce jeu les fonctionnalités suivantes</text:p>
      <text:list xml:id="list3836361220" text:style-name="L6">
        <text:list-item>
          <text:p text:style-name="P12"><text:span text:style-name="T1">L'ordinateur affiche un message d'erreur si l'utilisateur propose un nombre inférieur à 0 ou supérieur à 100.</text:span></text:p>
        </text:list-item>
        <text:list-item>
          <text:p text:style-name="P12">Vous pouvez choisir le niveau de difficulté</text:p>
        </text:list-item>
        <text:list-item>
          <text:p text:style-name="P12">Vous pouvez inclure un mode multijoueur où un autre utilisateur entre le nombre à deviner </text:p>
        </text:list-item>
        <text:list-item>
          <text:p text:style-name="P15">Vous pouvez ajouter une variable "compteur" qui fait en sorte de dire à l'utilisateur en combien de coups il a réussi à découvrir le nombre (ex. : "Vous avez trouvé le nombre en 5 coups") </text:p>
        </text:list-item>
        <text:list-item>
          <text:p text:style-name="P14">Vous pouvez ajouter un second compteur qui somme les scores de chaque partie</text:p>
        </text:list-item>
        <text:list-item>
          <text:p text:style-name="P12">Et enfin vous pouvez demander à l'utilisateur s'il veut refaire une partie ou pas</text:p>
        </text:list-item>
      </text:list>
      <text:p text:style-name="P13"/>
      <text:p text:style-name="P11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8T10:04:10.735516597</meta:creation-date>
    <dc:date>2019-11-08T10:17:32.501527211</dc:date>
    <meta:editing-duration>PT13M22S</meta:editing-duration>
    <meta:editing-cycles>3</meta:editing-cycles>
    <meta:generator>LibreOffice/6.3.3.2.0$Linux_X86_64 LibreOffice_project/3de445f0488b6b3c405222dbea27cd0e1481200f</meta:generator>
    <meta:document-statistic meta:table-count="0" meta:image-count="0" meta:object-count="0" meta:page-count="1" meta:paragraph-count="15" meta:word-count="254" meta:character-count="1455" meta:non-whitespace-character-count="1220"/>
  </office:meta>
</office:document-meta>
</file>